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NStatus.getStatus( int type , int subject , int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NStatus.getStatus( int type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